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58261" officeooo:paragraph-rsid="00058261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58261" officeooo:paragraph-rsid="00058261"/>
    </style:style>
    <style:style style:name="P3" style:family="paragraph" style:parent-style-name="Standard">
      <style:paragraph-properties fo:line-height="200%" fo:text-align="start" style:justify-single-word="false"/>
      <style:text-properties officeooo:rsid="00058261" officeooo:paragraph-rsid="00058261"/>
    </style:style>
    <style:style style:name="P4" style:family="paragraph" style:parent-style-name="Standard">
      <style:paragraph-properties fo:line-height="200%" fo:text-align="start" style:justify-single-word="false"/>
      <style:text-properties officeooo:rsid="00058261" officeooo:paragraph-rsid="00058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Becerril Ferreyra</text:p>
      <text:p text:style-name="P1">Dr. Alireza Mehrnia</text:p>
      <text:p text:style-name="P1">CECS 463</text:p>
      <text:p text:style-name="P1">18 February 2021</text:p>
      <text:p text:style-name="P2">Homework 2</text:p>
      <text:p text:style-name="P3">Problem P2.2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20:19:50.660000000</meta:creation-date>
    <dc:date>2021-02-19T02:02:47.659000000</dc:date>
    <meta:editing-duration>PT14M37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6" meta:word-count="15" meta:character-count="90" meta:non-whitespace-character-count="81"/>
  </office:meta>
</office:document-meta>
</file>